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subtitle">
      <style:graphic-properties svg:stroke-color="#ff3333" draw:fill-color="#ffffff" fo:min-height="1.4cm"/>
    </style:style>
    <style:style style:name="pr2" style:family="presentation" style:parent-style-name="기본값-subtitle">
      <style:graphic-properties svg:stroke-color="#ff3333" draw:fill-color="#ffffff" fo:min-height="1.314cm"/>
    </style:style>
    <style:style style:name="pr3" style:family="presentation" style:parent-style-name="기본값-subtitle">
      <style:graphic-properties draw:fill-color="#ffffff" fo:min-height="3.661cm"/>
    </style:style>
    <style:style style:name="pr4" style:family="presentation" style:parent-style-name="기본값-subtitle">
      <style:graphic-properties draw:fill-color="#ffffff" fo:min-height="4.271cm"/>
    </style:style>
    <style:style style:name="pr5" style:family="presentation" style:parent-style-name="기본값-subtitle">
      <style:graphic-properties svg:stroke-color="#ff3333" draw:fill-color="#ffffff" fo:min-height="1.8cm"/>
    </style:style>
    <style:style style:name="pr6" style:family="presentation" style:parent-style-name="기본값-subtitle">
      <style:graphic-properties draw:fill-color="#ffffff" fo:min-height="3.441cm"/>
    </style:style>
    <style:style style:name="pr7" style:family="presentation" style:parent-style-name="기본값-subtitle">
      <style:graphic-properties svg:stroke-color="#ff3333" draw:fill-color="#ffffff" fo:min-height="1.627cm"/>
    </style:style>
    <style:style style:name="pr8" style:family="presentation" style:parent-style-name="기본값-notes">
      <style:graphic-properties draw:fill-color="#ffffff" fo:min-height="13.364cm"/>
    </style:style>
    <style:style style:name="pr9" style:family="presentation" style:parent-style-name="기본값-subtitle">
      <style:graphic-properties svg:stroke-color="#ff3333" draw:fill-color="#ffffff" fo:min-height="1.285cm"/>
    </style:style>
    <style:style style:name="pr10" style:family="presentation" style:parent-style-name="기본값-subtitle">
      <style:graphic-properties svg:stroke-color="#ff3333" draw:fill-color="#ffffff" fo:min-height="2.601cm"/>
    </style:style>
    <style:style style:name="pr11" style:family="presentation" style:parent-style-name="기본값-subtitle">
      <style:graphic-properties draw:fill-color="#ffffff" fo:min-height="4.881cm"/>
    </style:style>
    <style:style style:name="pr12" style:family="presentation" style:parent-style-name="기본값-subtitle">
      <style:graphic-properties draw:fill-color="#ffffff" fo:min-height="7.3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5pt" style:text-underline-style="none" style:font-size-asian="15pt" style:font-size-complex="15pt"/>
    </style:style>
    <style:style style:name="P5" style:family="paragraph">
      <style:paragraph-properties fo:text-align="center"/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P6" style:family="paragraph">
      <style:text-properties style:font-size-asian="20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15pt" style:text-underline-style="none" style:font-size-asian="15pt" style:font-size-complex="15pt"/>
    </style:style>
    <style:style style:name="T3" style:family="text">
      <style:text-properties fo:font-size="32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2" draw:layer="layout" svg:width="4.4cm" svg:height="1.4cm" svg:x="3.1cm" svg:y="5.455cm">
          <draw:text-box>
            <text:p text:style-name="P1"><text:span text:style-name="T1">강좌안내</text:span></text:p>
          </draw:text-box>
        </draw:frame>
        <draw:frame presentation:style-name="pr2" draw:text-style-name="P2" draw:layer="layout" svg:width="5.2cm" svg:height="1.314cm" svg:x="10.801cm" svg:y="5.401cm">
          <draw:text-box>
            <text:p text:style-name="P1"><text:span text:style-name="T1">문화센터 소개</text:span></text:p>
          </draw:text-box>
        </draw:frame>
        <draw:frame presentation:style-name="pr2" draw:text-style-name="P2" draw:layer="layout" svg:width="5.2cm" svg:height="1.314cm" svg:x="18.4cm" svg:y="5.4cm">
          <draw:text-box>
            <text:p text:style-name="P1"><text:span text:style-name="T1">커뮤니티</text:span></text:p>
          </draw:text-box>
        </draw:frame>
        <draw:frame presentation:style-name="pr3" draw:text-style-name="P4" draw:layer="layout" svg:width="7.398cm" svg:height="3.661cm" svg:x="3.302cm" svg:y="6.155cm">
          <draw:text-box>
            <text:p text:style-name="P3"><text:span text:style-name="T2">- </text:span><text:span text:style-name="T2">강좌안내</text:span><text:span text:style-name="T2">(classInf.kiki)</text:span></text:p>
            <text:p text:style-name="P3"><text:span text:style-name="T2">- </text:span><text:span text:style-name="T2">강좌 시간표</text:span><text:span text:style-name="T2">(classTime.kiki)</text:span></text:p>
            <text:p text:style-name="P3"><text:span text:style-name="T2">- </text:span><text:span text:style-name="T2">수강신청</text:span><text:span text:style-name="T2">(classApp.kiki)</text:span></text:p>
          </draw:text-box>
        </draw:frame>
        <draw:frame presentation:style-name="pr4" draw:text-style-name="P4" draw:layer="layout" svg:width="6.899cm" svg:height="4.271cm" svg:x="10.601cm" svg:y="6.229cm">
          <draw:text-box>
            <text:p text:style-name="P3"><text:span text:style-name="T2">- </text:span><text:span text:style-name="T2">대표인사말 </text:span><text:span text:style-name="T2">(hello.kiki)</text:span></text:p>
            <text:p text:style-name="P3"><text:span text:style-name="T2">- </text:span><text:span text:style-name="T2">시설안내</text:span><text:span text:style-name="T2">(centerInf.kiki)</text:span></text:p>
            <text:p text:style-name="P3"><text:span text:style-name="T2">- </text:span><text:span text:style-name="T2">강사소개</text:span><text:span text:style-name="T2">(teacherInf.kiki)</text:span></text:p>
            <text:p text:style-name="P3"><text:span text:style-name="T2">- </text:span><text:span text:style-name="T2">오시는길</text:span><text:span text:style-name="T2">(</text:span><text:span text:style-name="T2">다음지도</text:span><text:span text:style-name="T2">)</text:span></text:p>
            <text:p text:style-name="P3"><text:span text:style-name="T2"><text:s text:c="3"/></text:span><text:span text:style-name="T2">(map.kiki)</text:span></text:p>
          </draw:text-box>
        </draw:frame>
        <draw:frame presentation:style-name="pr5" draw:text-style-name="P5" draw:layer="layout" svg:width="10.8cm" svg:height="1.8cm" svg:x="0.201cm" svg:y="1.001cm">
          <draw:text-box>
            <text:p text:style-name="P1"><text:span text:style-name="T3">노곰 문화센터</text:span></text:p>
          </draw:text-box>
        </draw:frame>
        <draw:frame presentation:style-name="pr6" draw:text-style-name="P4" draw:layer="layout" svg:width="6.982cm" svg:height="3.441cm" svg:x="18.618cm" svg:y="6.517cm">
          <draw:text-box>
            <text:p text:style-name="P3"><text:span text:style-name="T2">- </text:span><text:span text:style-name="T2">공지사항</text:span><text:span text:style-name="T2">(notice.kiki)</text:span></text:p>
            <text:p text:style-name="P3"><text:span text:style-name="T2">- QnA(qna.kiki)</text:span></text:p>
            <text:p text:style-name="P3"><text:span text:style-name="T2">- </text:span><text:span text:style-name="T2">강좌후기</text:span><text:span text:style-name="T2">(review.kiki)</text:span></text:p>
            <text:p text:style-name="P3"><text:span text:style-name="T2">- </text:span><text:span text:style-name="T2">포토갤러리</text:span><text:span text:style-name="T2">(photo.kiki)</text:span></text:p>
            <text:p text:style-name="P3"><text:span text:style-name="T2">- </text:span><text:span text:style-name="T2">이벤트</text:span><text:span text:style-name="T2">(event.kiki)</text:span></text:p>
          </draw:text-box>
        </draw:frame>
        <draw:frame presentation:style-name="pr1" draw:text-style-name="P2" draw:layer="layout" svg:width="4.4cm" svg:height="1.4cm" svg:x="3.4cm" svg:y="11.8cm">
          <draw:text-box>
            <text:p text:style-name="P1"><text:span text:style-name="T1">마이페이지</text:span></text:p>
          </draw:text-box>
        </draw:frame>
        <draw:frame presentation:style-name="pr4" draw:text-style-name="P4" draw:layer="layout" svg:width="8.671cm" svg:height="4.271cm" svg:x="3.229cm" svg:y="13.101cm">
          <draw:text-box>
            <text:p text:style-name="P3"><text:span text:style-name="T2">- </text:span><text:span text:style-name="T2">나의 정보 및 회원정보수정</text:span><text:span text:style-name="T2"><text:tab/></text:span><text:span text:style-name="T2"> <text:s text:c="10"/></text:span><text:span text:style-name="T2">(modify.kiki)</text:span></text:p>
            <text:p text:style-name="P3"><text:span text:style-name="T2">- </text:span><text:span text:style-name="T2">나의강좌</text:span><text:span text:style-name="T2">(myClass.kiki)</text:span></text:p>
            <text:p text:style-name="P3"><text:span text:style-name="T2">- </text:span><text:span text:style-name="T2">결제 및 취소내역</text:span><text:span text:style-name="T2">(payment.kiki)</text:span></text:p>
            <text:p text:style-name="P3"><text:span text:style-name="T2">- </text:span><text:span text:style-name="T2">나의 게시글</text:span><text:span text:style-name="T2">(myBoard.kiki)</text:span></text:p>
            <text:p text:style-name="P3"><text:span text:style-name="T2"/></text:p>
          </draw:text-box>
        </draw:frame>
        <draw:frame presentation:style-name="pr7" draw:text-style-name="P2" draw:layer="layout" svg:width="4.033cm" svg:height="1.627cm" svg:x="11.301cm" svg:y="11.888cm">
          <draw:text-box>
            <text:p text:style-name="P1"><text:span text:style-name="T1">로그인</text:span><text:span text:style-name="T1">(login.kiki)</text:span></text:p>
          </draw:text-box>
        </draw:frame>
        <draw:frame presentation:style-name="pr7" draw:text-style-name="P2" draw:layer="layout" svg:width="4.033cm" svg:height="1.627cm" svg:x="18.2cm" svg:y="11.773cm">
          <draw:text-box>
            <text:p text:style-name="P1"><text:span text:style-name="T1">회원가입</text:span><text:span text:style-name="T1">(join.kik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presentation:style-name="pr9" draw:text-style-name="P2" draw:layer="layout" svg:width="4.4cm" svg:height="1.285cm" svg:x="3.2cm" svg:y="5.515cm">
          <draw:text-box>
            <text:p text:style-name="P1"><text:span text:style-name="T1">근태관리</text:span></text:p>
          </draw:text-box>
        </draw:frame>
        <draw:frame presentation:style-name="pr2" draw:text-style-name="P2" draw:layer="layout" svg:width="5.2cm" svg:height="1.314cm" svg:x="10.801cm" svg:y="5.401cm">
          <draw:text-box>
            <text:p text:style-name="P1"><text:span text:style-name="T1">계좌 정보</text:span></text:p>
          </draw:text-box>
        </draw:frame>
        <draw:frame presentation:style-name="pr2" draw:text-style-name="P2" draw:layer="layout" svg:width="5.2cm" svg:height="1.314cm" svg:x="18.4cm" svg:y="5.4cm">
          <draw:text-box>
            <text:p text:style-name="P1"><text:span text:style-name="T1">커뮤니티</text:span></text:p>
          </draw:text-box>
        </draw:frame>
        <draw:frame presentation:style-name="pr3" draw:text-style-name="P4" draw:layer="layout" svg:width="7.398cm" svg:height="3.661cm" svg:x="2.403cm" svg:y="6.155cm">
          <draw:text-box>
            <text:p text:style-name="P3"><text:span text:style-name="T2">- </text:span><text:span text:style-name="T2">출퇴근</text:span><text:span text:style-name="T2">(commute.kiki)</text:span></text:p>
            <text:p text:style-name="P3"><text:span text:style-name="T2">- </text:span><text:span text:style-name="T2">휴가</text:span><text:span text:style-name="T2">(refresh.kiki)</text:span></text:p>
          </draw:text-box>
        </draw:frame>
        <draw:frame presentation:style-name="pr4" draw:text-style-name="P4" draw:layer="layout" svg:width="6.899cm" svg:height="4.271cm" svg:x="10.601cm" svg:y="6.229cm">
          <draw:text-box>
            <text:p text:style-name="P3"><text:span text:style-name="T2">- </text:span><text:span text:style-name="T2">계좌등록</text:span><text:span text:style-name="T2">, </text:span><text:span text:style-name="T2">수정</text:span><text:span text:style-name="T2">, </text:span><text:span text:style-name="T2">삭제</text:span></text:p>
            <text:p text:style-name="P3"><text:span text:style-name="T2"><text:s text:c="3"/></text:span><text:span text:style-name="T2">(accountModify.kiki)</text:span></text:p>
            <text:p text:style-name="P3"><text:span text:style-name="T2">- </text:span><text:span text:style-name="T2">급여 정보</text:span></text:p>
            <text:p text:style-name="P3"><text:span text:style-name="T2"><text:s text:c="3"/></text:span><text:span text:style-name="T2">(payInf.kiki)</text:span></text:p>
          </draw:text-box>
        </draw:frame>
        <draw:frame presentation:style-name="pr10" draw:text-style-name="P5" draw:layer="layout" svg:width="12.999cm" svg:height="2.601cm" svg:x="0.201cm" svg:y="0.601cm">
          <draw:text-box>
            <text:p text:style-name="P1"><text:span text:style-name="T3">노곰 문화센터</text:span><text:span text:style-name="T3">(</text:span><text:span text:style-name="T3">강사</text:span><text:span text:style-name="T3">)</text:span></text:p>
          </draw:text-box>
        </draw:frame>
        <draw:frame presentation:style-name="pr6" draw:text-style-name="P4" draw:layer="layout" svg:width="6.982cm" svg:height="3.441cm" svg:x="18.418cm" svg:y="6.759cm">
          <draw:text-box>
            <text:p text:style-name="P3"><text:span text:style-name="T2">- </text:span><text:span text:style-name="T2">포토갤러리</text:span><text:span text:style-name="T2">(photo.kiki)</text:span></text:p>
            <text:p text:style-name="P3"><text:span text:style-name="T2"/></text:p>
          </draw:text-box>
        </draw:frame>
        <draw:frame presentation:style-name="pr7" draw:text-style-name="P2" draw:layer="layout" svg:width="6.4cm" svg:height="1.627cm" svg:x="2.403cm" svg:y="9.973cm">
          <draw:text-box>
            <text:p text:style-name="P1"><text:span text:style-name="T1">수강 회원 리스트</text:span></text:p>
          </draw:text-box>
        </draw:frame>
        <draw:frame presentation:style-name="pr4" draw:text-style-name="P4" draw:layer="layout" svg:width="8.671cm" svg:height="4.271cm" svg:x="1.2cm" svg:y="12cm">
          <draw:text-box>
            <text:p text:style-name="P3"><text:span text:style-name="T2">- </text:span><text:span text:style-name="T2">개별 회원 정보 조회</text:span></text:p>
            <text:p text:style-name="P3"><text:span text:style-name="T2"><text:s text:c="2"/></text:span><text:span text:style-name="T2">(memSearch.kiki)</text:span></text:p>
            <text:p text:style-name="P3"><text:span text:style-name="T2"/></text:p>
          </draw:text-box>
        </draw:frame>
        <draw:frame presentation:style-name="pr7" draw:text-style-name="P2" draw:layer="layout" svg:width="6.4cm" svg:height="1.627cm" svg:x="10.8cm" svg:y="9.973cm">
          <draw:text-box>
            <text:p text:style-name="P1"><text:span text:style-name="T1">강의 안내</text:span></text:p>
          </draw:text-box>
        </draw:frame>
        <draw:frame presentation:style-name="pr4" draw:text-style-name="P4" draw:layer="layout" svg:width="8.671cm" svg:height="4.271cm" svg:x="10.429cm" svg:y="12cm">
          <draw:text-box>
            <text:p text:style-name="P3"><text:span text:style-name="T2">- </text:span><text:span text:style-name="T2">수업 계획서</text:span><text:span text:style-name="T2">(classPlan.kiki)</text:span></text:p>
            <text:p text:style-name="P3"><text:span text:style-name="T2">- </text:span><text:span text:style-name="T2">강의 조회</text:span><text:span text:style-name="T2">(</text:span><text:span text:style-name="T2">내 강의</text:span><text:span text:style-name="T2">)</text:span></text:p>
            <text:p text:style-name="P3"><text:span text:style-name="T2"><text:s text:c="3"/></text:span><text:span text:style-name="T2">(classSearch.kiki)</text:span></text:p>
            <text:p text:style-name="P3"><text:span text:style-name="T2">- </text:span><text:span text:style-name="T2">수업 일정</text:span></text:p>
            <text:p text:style-name="P3"><text:span text:style-name="T2"><text:s text:c="3"/></text:span><text:span text:style-name="T2">(classSchedule.kiki)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frame presentation:style-name="pr9" draw:text-style-name="P2" draw:layer="layout" svg:width="4.4cm" svg:height="1.285cm" svg:x="3.2cm" svg:y="4.515cm">
          <draw:text-box>
            <text:p text:style-name="P1"><text:span text:style-name="T1">회원관리</text:span></text:p>
          </draw:text-box>
        </draw:frame>
        <draw:frame presentation:style-name="pr2" draw:text-style-name="P2" draw:layer="layout" svg:width="5.2cm" svg:height="1.314cm" svg:x="10.801cm" svg:y="4.401cm">
          <draw:text-box>
            <text:p text:style-name="P1"><text:span text:style-name="T1">강사관리</text:span></text:p>
          </draw:text-box>
        </draw:frame>
        <draw:frame presentation:style-name="pr2" draw:text-style-name="P2" draw:layer="layout" svg:width="5.2cm" svg:height="1.314cm" svg:x="18.4cm" svg:y="4.4cm">
          <draw:text-box>
            <text:p text:style-name="P1"><text:span text:style-name="T1">커뮤니티</text:span></text:p>
          </draw:text-box>
        </draw:frame>
        <draw:frame presentation:style-name="pr11" draw:text-style-name="P4" draw:layer="layout" svg:width="7.398cm" svg:height="4.881cm" svg:x="2cm" svg:y="6.045cm">
          <draw:text-box>
            <text:p text:style-name="P3"><text:span text:style-name="T2">- </text:span><text:span text:style-name="T2">회원목록</text:span><text:span text:style-name="T2">(memList.kiki)</text:span></text:p>
            <text:p text:style-name="P3"><text:span text:style-name="T2"><text:s text:c="3"/></text:span><text:span text:style-name="T2">*</text:span><text:span text:style-name="T2">회원레벨관리</text:span><text:span text:style-name="T2">(</text:span><text:span text:style-name="T2">탈퇴</text:span><text:span text:style-name="T2">,</text:span><text:span text:style-name="T2">보류</text:span><text:span text:style-name="T2">)</text:span></text:p>
            <text:p text:style-name="P3"><text:span text:style-name="T2"><text:s text:c="5"/></text:span><text:span text:style-name="T2">(memInf.kiki) </text:span></text:p>
            <text:p text:style-name="P3"><text:span text:style-name="T2"><text:s text:c="3"/></text:span><text:span text:style-name="T2">*</text:span><text:span text:style-name="T2">수강내역</text:span></text:p>
            <text:p text:style-name="P3"><text:span text:style-name="T2"><text:s text:c="5"/></text:span><text:span text:style-name="T2">(memClass.kiki)</text:span></text:p>
            <text:p text:style-name="P3"><text:span text:style-name="T2"><text:s text:c="3"/></text:span><text:span text:style-name="T2">*</text:span><text:span text:style-name="T2">회원글보기</text:span></text:p>
            <text:p text:style-name="P3"><text:span text:style-name="T2"><text:s text:c="5"/></text:span><text:span text:style-name="T2">(memWriteList.kiki)</text:span></text:p>
            <text:p text:style-name="P3"><text:span text:style-name="T2"><text:s text:c="2"/></text:span></text:p>
          </draw:text-box>
        </draw:frame>
        <draw:frame presentation:style-name="pr10" draw:text-style-name="P5" draw:layer="layout" svg:width="12.999cm" svg:height="2.601cm" svg:x="0.201cm" svg:y="0.601cm">
          <draw:text-box>
            <text:p text:style-name="P1"><text:span text:style-name="T3">노곰 문화센터</text:span><text:span text:style-name="T3">(</text:span><text:span text:style-name="T3">관리자</text:span><text:span text:style-name="T3">)</text:span></text:p>
          </draw:text-box>
        </draw:frame>
        <draw:frame presentation:style-name="pr6" draw:text-style-name="P4" draw:layer="layout" svg:width="6.982cm" svg:height="3.441cm" svg:x="18.618cm" svg:y="6.517cm">
          <draw:text-box>
            <text:p text:style-name="P3"><text:span text:style-name="T2">- </text:span><text:span text:style-name="T2">공지사항</text:span><text:span text:style-name="T2">(notice.kiki)</text:span></text:p>
            <text:p text:style-name="P3"><text:span text:style-name="T2">- QnA(qna.kiki)</text:span></text:p>
            <text:p text:style-name="P3"><text:span text:style-name="T2">- </text:span><text:span text:style-name="T2">이벤트</text:span><text:span text:style-name="T2">(event.kiki)</text:span></text:p>
          </draw:text-box>
        </draw:frame>
        <draw:frame presentation:style-name="pr1" draw:text-style-name="P2" draw:layer="layout" svg:width="4.4cm" svg:height="1.4cm" svg:x="3.4cm" svg:y="14.1cm">
          <draw:text-box>
            <text:p text:style-name="P1"><text:span text:style-name="T1">강의관리</text:span></text:p>
          </draw:text-box>
        </draw:frame>
        <draw:frame presentation:style-name="pr4" draw:text-style-name="P4" draw:layer="layout" svg:width="8.671cm" svg:height="4.271cm" svg:x="2.629cm" svg:y="14.301cm">
          <draw:text-box>
            <text:p text:style-name="P3"><text:span text:style-name="T2"/></text:p>
            <text:p text:style-name="P3"><text:span text:style-name="T2"/></text:p>
          </draw:text-box>
        </draw:frame>
        <draw:frame presentation:style-name="pr12" draw:text-style-name="P4" draw:layer="layout" svg:width="7.398cm" svg:height="7.321cm" svg:x="10.402cm" svg:y="6.18cm">
          <draw:text-box>
            <text:p text:style-name="P3"><text:span text:style-name="T2">- </text:span><text:span text:style-name="T2">강사목록</text:span><text:span text:style-name="T2">(teacherList.kiki)</text:span></text:p>
            <text:p text:style-name="P3"><text:span text:style-name="T2"><text:s text:c="3"/></text:span><text:span text:style-name="T2">* </text:span><text:span text:style-name="T2">강사관리</text:span><text:span text:style-name="T2">(</text:span><text:span text:style-name="T2">입사</text:span><text:span text:style-name="T2">,</text:span><text:span text:style-name="T2">퇴사</text:span><text:span text:style-name="T2">)</text:span></text:p>
            <text:p text:style-name="P3"><text:span text:style-name="T2"><text:s text:c="5"/></text:span><text:span text:style-name="T2">(teacherEmp.kiki) </text:span></text:p>
            <text:p text:style-name="P3"><text:span text:style-name="T2"><text:s text:c="3"/></text:span><text:span text:style-name="T2">* </text:span><text:span text:style-name="T2">강사강의목록</text:span></text:p>
            <text:p text:style-name="P3"><text:span text:style-name="T2"><text:s text:c="5"/></text:span><text:span text:style-name="T2">(teacherClass.kiki)</text:span></text:p>
            <text:p text:style-name="P3"><text:span text:style-name="T2">- </text:span><text:span text:style-name="T2">강사근태관리</text:span><text:span text:style-name="T2">(</text:span><text:span text:style-name="T2">출퇴근</text:span><text:span text:style-name="T2">,</text:span><text:span text:style-name="T2">휴가</text:span><text:span text:style-name="T2">)</text:span></text:p>
            <text:p text:style-name="P3"><text:span text:style-name="T2"><text:s text:c="5"/></text:span><text:span text:style-name="T2">(teacherManage.kiki)</text:span></text:p>
            <text:p text:style-name="P3"><text:span text:style-name="T2">- </text:span><text:span text:style-name="T2">급여관리</text:span></text:p>
            <text:p text:style-name="P3"><text:span text:style-name="T2"><text:s text:c="4"/></text:span><text:span text:style-name="T2">* </text:span><text:span text:style-name="T2">강사별 급여</text:span></text:p>
            <text:p text:style-name="P3"><text:span text:style-name="T2"><text:tab/></text:span><text:span text:style-name="T2">(teacherPay.kiki)</text:span></text:p>
            <text:p text:style-name="P3"><text:span text:style-name="T2"><text:s text:c="4"/></text:span><text:span text:style-name="T2">* </text:span><text:span text:style-name="T2">강사 계좌 관리</text:span><text:span text:style-name="T2"><text:tab/></text:span><text:span text:style-name="T2"><text:tab/></text:span><text:span text:style-name="T2"><text:tab/></text:span><text:span text:style-name="T2">(teacherAcc.kiki) <text:s/></text:span></text:p>
          </draw:text-box>
        </draw:frame>
        <draw:frame presentation:style-name="pr3" draw:text-style-name="P4" draw:layer="layout" svg:width="7.398cm" svg:height="3.661cm" svg:x="1.902cm" svg:y="15.339cm">
          <draw:text-box>
            <text:p text:style-name="P3"><text:span text:style-name="T2">- </text:span><text:span text:style-name="T2">강의 개설</text:span></text:p>
            <text:p text:style-name="P3"><text:span text:style-name="T2"><text:s text:c="2"/></text:span><text:span text:style-name="T2">* </text:span><text:span text:style-name="T2">강의정보</text:span><text:span text:style-name="T2">(classInf.kiki)</text:span></text:p>
            <text:p text:style-name="P3"><text:span text:style-name="T2">- </text:span><text:span text:style-name="T2">강의 폐강</text:span><text:span text:style-name="T2">(classCancel.kiki)</text:span></text:p>
            <text:p text:style-name="P3"><text:span text:style-name="T2">- </text:span><text:span text:style-name="T2">강의 일정</text:span><text:span text:style-name="T2">(classSch.kiki)</text:span></text:p>
            <text:p text:style-name="P3"><text:span text:style-name="T2"/></text:p>
            <text:p text:style-name="P3"><text:span text:style-name="T2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tina choe</meta:initial-creator>
    <meta:creation-date>2017-01-16T14:00:06.86</meta:creation-date>
    <meta:generator>OpenOffice/4.1.1$Win32 OpenOffice.org_project/411m6$Build-9775</meta:generator>
    <dc:date>2017-01-19T13:26:45.94</dc:date>
    <meta:editing-duration>PT5H31M59S</meta:editing-duration>
    <meta:editing-cycles>16</meta:editing-cycles>
    <meta:document-statistic meta:object-count="59"/>
  </office:meta>
</office:document-meta>
</file>